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B1000001E565E83385CA218536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Sans2" svg:font-family="'Latin Modern Sans'" style:font-family-generic="roman" style:font-pitch="variable"/>
    <style:font-face style:name="Latin Modern Sans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1" svg:font-family="'Latin Modern Sans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8.5cm"/>
    </style:style>
    <style:style style:name="gr3" style:family="graphic" style:parent-style-name="standard">
      <style:graphic-properties draw:stroke="none" svg:stroke-color="#000000" draw:fill="none" draw:fill-color="#ffffff" fo:min-height="0.475cm" text:animation-delay="P0D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0.15cm" fo:min-width="1.596cm"/>
      <style:paragraph-properties style:writing-mode="lr-tb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objectwithoutfill">
      <style:graphic-properties draw:textarea-vertical-align="middle" draw:auto-grow-height="false" fo:min-height="0.15cm" fo:min-width="1.597cm"/>
      <style:paragraph-properties style:writing-mode="lr-tb"/>
    </style:style>
    <style:style style:name="gr7" style:family="graphic" style:parent-style-name="objectwithoutfill">
      <style:graphic-properties draw:textarea-vertical-align="middle" draw:auto-grow-height="false" fo:min-height="0.448cm" fo:min-width="1.596cm"/>
      <style:paragraph-properties style:writing-mode="lr-tb"/>
    </style:style>
    <style:style style:name="gr8" style:family="graphic" style:parent-style-name="objectwithoutfill">
      <style:graphic-properties draw:textarea-vertical-align="middle" draw:auto-grow-height="false" fo:min-height="0.15cm" fo:min-width="1.796cm"/>
      <style:paragraph-properties style:writing-mode="lr-tb"/>
    </style:style>
    <style:style style:name="gr9" style:family="graphic" style:parent-style-name="objectwithoutfill">
      <style:graphic-properties draw:textarea-vertical-align="middle" draw:auto-grow-height="false" fo:min-height="0.348cm" fo:min-width="1.797cm"/>
      <style:paragraph-properties style:writing-mode="lr-tb"/>
    </style:style>
    <style:style style:name="gr10" style:family="graphic" style:parent-style-name="objectwithoutfill">
      <style:graphic-properties draw:textarea-vertical-align="middle" draw:auto-grow-height="false" fo:min-height="0.448cm" fo:min-width="1.796cm"/>
      <style:paragraph-properties style:writing-mode="lr-tb"/>
    </style:style>
    <style:style style:name="gr11" style:family="graphic" style:parent-style-name="objectwithoutfill">
      <style:graphic-properties draw:marker-end="Arrow" draw:marker-end-width="0.1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auto-grow-height="false" fo:min-height="0.4cm" fo:min-width="0.75cm"/>
      <style:paragraph-properties style:writing-mode="lr-tb"/>
    </style:style>
    <style:style style:name="gr13" style:family="graphic" style:parent-style-name="objectwithoutfill">
      <style:graphic-properties draw:marker-end="Arrow" draw:marker-end-width="0.1cm" draw:fill="none"/>
    </style:style>
    <style:style style:name="gr14" style:family="graphic" style:parent-style-name="objectwithoutfill">
      <style:graphic-properties draw:auto-grow-height="false" fo:min-height="0.251cm" fo:min-width="0.956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1cm" draw:fill="none"/>
    </style:style>
    <style:style style:name="gr16" style:family="graphic" style:parent-style-name="objectwithoutfill">
      <style:graphic-properties draw:auto-grow-height="false" fo:min-height="0.251cm" fo:min-width="0.774cm"/>
      <style:paragraph-properties style:writing-mode="lr-tb"/>
    </style:style>
    <style:style style:name="gr17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3465a4" draw:marker-start="Circle" draw:marker-start-width="0.2cm" draw:marker-end="Arrow" draw:marker-end-width="0.2cm" draw:textarea-vertical-align="middle"/>
    </style:style>
    <style:style style:name="gr19" style:family="graphic" style:parent-style-name="objectwithoutfill">
      <style:graphic-properties draw:textarea-vertical-align="middle" draw:auto-grow-height="false" fo:min-height="0.445cm" fo:min-width="1.7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weight="bold" style:font-size-asian="18pt" style:font-size-complex="18pt"/>
    </style:style>
    <style:style style:name="P4" style:family="paragraph">
      <loext:graphic-properties draw:fill="none"/>
    </style:style>
    <style:style style:name="T1" style:family="text">
      <style:text-properties fo:color="#ffffff" fo:font-size="12pt" fo:font-weight="bold" style:font-size-asian="12pt" style:font-size-complex="12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78cm" svg:y1="1cm" svg:x2="4.605cm" svg:y2="28.7cm">
          <text:p/>
        </draw:line>
        <draw:g>
          <draw:custom-shape draw:style-name="gr2" draw:text-style-name="P2" draw:layer="Swimlanes" svg:width="19cm" svg:height="1cm" svg:x="1cm" svg:y="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0.973cm" svg:y1="1cm" svg:x2="0.8cm" svg:y2="28.7cm">
            <text:p/>
          </draw:line>
        </draw:g>
        <draw:line draw:style-name="gr1" draw:text-style-name="P1" draw:layer="layout" svg:x1="12.389cm" svg:y1="1cm" svg:x2="12.216cm" svg:y2="28.7cm">
          <text:p/>
        </draw:line>
        <draw:line draw:style-name="gr1" draw:text-style-name="P1" draw:layer="layout" svg:x1="8.584cm" svg:y1="1cm" svg:x2="8.411cm" svg:y2="28.7cm">
          <text:p/>
        </draw:line>
        <draw:line draw:style-name="gr1" draw:text-style-name="P1" draw:layer="layout" svg:x1="20cm" svg:y1="1cm" svg:x2="19.827cm" svg:y2="28.7cm">
          <text:p/>
        </draw:line>
        <draw:frame draw:style-name="gr3" draw:text-style-name="P3" draw:layer="layout" svg:width="3.8cm" svg:height="0.725cm" svg:x="1cm" svg:y="1.1cm">
          <draw:text-box>
            <text:p text:style-name="P2"><text:span text:style-name="T1">Project admin</text:span></text:p>
          </draw:text-box>
        </draw:frame>
        <draw:frame draw:style-name="gr3" draw:text-style-name="P3" draw:layer="layout" svg:width="3.718cm" svg:height="0.725cm" svg:x="4.8cm" svg:y="1.1cm">
          <draw:text-box>
            <text:p text:style-name="P2"><text:span text:style-name="T1">Scoring admin</text:span></text:p>
          </draw:text-box>
        </draw:frame>
        <draw:frame draw:style-name="gr3" draw:text-style-name="P3" draw:layer="layout" svg:width="3.841cm" svg:height="0.725cm" svg:x="8.6cm" svg:y="1.1cm">
          <draw:text-box>
            <text:p text:style-name="P2"><text:span text:style-name="T1">Management</text:span></text:p>
          </draw:text-box>
        </draw:frame>
        <draw:frame draw:style-name="gr3" draw:text-style-name="P3" draw:layer="layout" svg:width="7.6cm" svg:height="0.725cm" svg:x="12.4cm" svg:y="1.1cm">
          <draw:text-box>
            <text:p text:style-name="P2"><text:span text:style-name="T1">Scoring</text:span></text:p>
          </draw:text-box>
        </draw:frame>
        <draw:custom-shape draw:style-name="gr4" draw:text-style-name="P2" xml:id="id1" draw:id="id1" draw:layer="layout" svg:width="2.096cm" svg:height="0.4cm" svg:x="1.501cm" svg:y="2.301cm">
          <text:p text:style-name="P2">Create <text:span text:style-name="T2">pro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2.096cm" svg:height="0.4cm" svg:x="1.501cm" svg:y="3.201cm">
          <text:p text:style-name="P2">Create modu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549cm" svg:y1="2.701cm" svg:x2="2.549cm" svg:y2="3.201cm" draw:start-shape="id1" draw:start-glue-point="6" draw:end-shape="id2" draw:end-glue-point="4" svg:d="M2549 2701v500" svg:viewBox="0 0 1 501">
          <text:p/>
        </draw:connector>
        <draw:custom-shape draw:style-name="gr6" draw:text-style-name="P2" xml:id="id3" draw:id="id3" draw:layer="layout" svg:width="2.097cm" svg:height="0.4cm" svg:x="1.502cm" svg:y="4.102cm">
          <text:p text:style-name="P2">Create tas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549cm" svg:y1="3.601cm" svg:x2="2.551cm" svg:y2="4.102cm" draw:start-shape="id2" draw:start-glue-point="6" draw:end-shape="id3" draw:end-glue-point="4" svg:d="M2549 3601v251h2v250" svg:viewBox="0 0 3 502">
          <text:p/>
        </draw:connector>
        <draw:custom-shape draw:style-name="gr7" draw:text-style-name="P2" xml:id="id4" draw:id="id4" draw:layer="layout" svg:width="2.096cm" svg:height="0.698cm" svg:x="1.504cm" svg:y="5.003cm">
          <text:p text:style-name="P2">Create </text:p>
          <text:p text:style-name="P2">scoring rubric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551cm" svg:y1="4.502cm" svg:x2="2.552cm" svg:y2="5.003cm" draw:start-shape="id3" draw:start-glue-point="6" draw:end-shape="id4" draw:end-glue-point="4" svg:d="M2551 4502v251h1v250" svg:viewBox="0 0 2 502">
          <text:p/>
        </draw:connector>
        <draw:custom-shape draw:style-name="gr8" draw:text-style-name="P2" xml:id="id5" draw:id="id5" draw:layer="layout" svg:width="1.996cm" svg:height="0.4cm" svg:x="5.001cm" svg:y="3.201cm">
          <text:p text:style-name="P2">Import respons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1.996cm" svg:height="0.4cm" svg:x="5.801cm" svg:y="4.101cm">
          <text:p text:style-name="P2">Create scor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5.999cm" svg:y1="3.601cm" svg:x2="6.799cm" svg:y2="4.101cm" draw:start-shape="id5" draw:start-glue-point="6" draw:end-shape="id6" draw:end-glue-point="4" svg:d="M5999 3601v269h800v231" svg:viewBox="0 0 801 501">
          <text:p/>
        </draw:connector>
        <draw:custom-shape draw:style-name="gr9" draw:text-style-name="P2" xml:id="id7" draw:id="id7" draw:layer="layout" svg:width="1.997cm" svg:height="0.598cm" svg:x="5.802cm" svg:y="5.002cm">
          <text:p text:style-name="P2">Assign tasks to scor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799cm" svg:y1="4.501cm" svg:x2="6.801cm" svg:y2="5.002cm" draw:start-shape="id6" draw:start-glue-point="6" draw:end-shape="id7" draw:end-glue-point="4" svg:d="M6799 4501v251h2v250" svg:viewBox="0 0 3 502">
          <text:p/>
        </draw:connector>
        <draw:custom-shape draw:style-name="gr10" draw:text-style-name="P2" xml:id="id8" draw:id="id8" draw:layer="layout" svg:width="1.996cm" svg:height="0.698cm" svg:x="9.5cm" svg:y="4.9cm">
          <text:p text:style-name="P2">Supervise scor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7.799cm" svg:y1="5.301cm" svg:x2="10.498cm" svg:y2="4.9cm" draw:start-shape="id7" draw:start-glue-point="7" draw:end-shape="id8" draw:end-glue-point="4" svg:d="M7799 5301h851v-902h1848v501" svg:viewBox="0 0 2700 903">
          <text:p/>
        </draw:connector>
        <draw:custom-shape draw:style-name="gr8" draw:text-style-name="P2" xml:id="id9" draw:id="id9" draw:layer="layout" svg:width="1.996cm" svg:height="0.4cm" svg:x="15.602cm" svg:y="2.302cm">
          <text:p text:style-name="P2">Log i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10" draw:id="id10" draw:layer="layout" svg:width="1.996cm" svg:height="0.4cm" svg:x="15.602cm" svg:y="3.202cm">
          <text:p text:style-name="P2">Chose task to sc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6.6cm" svg:y1="2.702cm" svg:x2="16.6cm" svg:y2="3.202cm" draw:start-shape="id9" draw:start-glue-point="6" draw:end-shape="id10" draw:end-glue-point="4" svg:d="M16600 2702v500" svg:viewBox="0 0 1 501">
          <text:p/>
        </draw:connector>
        <draw:custom-shape draw:style-name="gr9" draw:text-style-name="P2" xml:id="id11" draw:id="id11" draw:layer="layout" svg:width="1.997cm" svg:height="0.598cm" svg:x="15.603cm" svg:y="4.103cm">
          <text:p text:style-name="P2">See respon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6.6cm" svg:y1="3.602cm" svg:x2="16.602cm" svg:y2="4.103cm" draw:start-shape="id10" draw:start-glue-point="6" draw:end-shape="id11" draw:end-glue-point="4" svg:d="M16600 3602v251h2v250" svg:viewBox="0 0 3 502">
          <text:p/>
        </draw:connector>
        <draw:custom-shape draw:style-name="gr10" draw:text-style-name="P2" xml:id="id13" draw:id="id13" draw:layer="layout" svg:width="1.996cm" svg:height="0.698cm" svg:x="12.904cm" svg:y="6.8cm">
          <text:p text:style-name="P2">Raise fla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5.6cm" svg:y1="6.05cm" svg:x2="13.902cm" svg:y2="6.8cm" draw:start-shape="id12" draw:start-glue-point="5" draw:end-shape="id13" draw:end-glue-point="4" svg:d="M15600 6050h-1698v750" svg:viewBox="0 0 1699 751">
          <text:p text:style-name="P2">No</text:p>
        </draw:connector>
        <draw:custom-shape draw:style-name="gr12" xml:id="id12" draw:id="id12" draw:layer="layout" svg:width="1.9cm" svg:height="1.3cm" svg:x="15.6cm" svg:y="5.4cm">
          <text:p>Decided scor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4" draw:layer="layout" svg:x1="16.602cm" svg:y1="4.701cm" svg:x2="16.55cm" svg:y2="5.4cm" draw:start-shape="id11" draw:start-glue-point="6" draw:end-shape="id12" draw:end-glue-point="4" svg:d="M16602 4701v350h-52v349" svg:viewBox="0 0 53 700">
          <text:p/>
        </draw:connector>
        <draw:custom-shape draw:style-name="gr10" draw:text-style-name="P2" xml:id="id14" draw:id="id14" draw:layer="layout" svg:width="1.996cm" svg:height="0.698cm" svg:x="15.601cm" svg:y="7.503cm">
          <text:p text:style-name="P2">Assign sc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6.55cm" svg:y1="6.7cm" svg:x2="16.599cm" svg:y2="7.503cm" draw:start-shape="id12" draw:start-glue-point="6" draw:end-shape="id14" draw:end-glue-point="4" svg:d="M16550 6700v402h49v401" svg:viewBox="0 0 50 804">
          <text:p text:style-name="P2">Yes</text:p>
        </draw:connector>
        <draw:connector draw:style-name="gr11" draw:text-style-name="P1" draw:layer="layout" svg:x1="15.7cm" svg:y1="9.95cm" svg:x2="15.603cm" svg:y2="4.402cm" draw:start-shape="id15" draw:start-glue-point="5" draw:end-shape="id11" draw:end-glue-point="5" svg:d="M15700 9950h-599v-5548h502" svg:viewBox="0 0 600 5549">
          <text:p text:style-name="P2">No</text:p>
        </draw:connector>
        <draw:custom-shape draw:style-name="gr12" xml:id="id15" draw:id="id15" draw:layer="layout" svg:width="1.9cm" svg:height="1.3cm" svg:x="15.7cm" svg:y="9.3cm">
          <text:p>Don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4" draw:layer="layout" svg:x1="16.599cm" svg:y1="8.201cm" svg:x2="16.65cm" svg:y2="9.3cm" draw:start-shape="id14" draw:start-glue-point="6" draw:end-shape="id15" draw:end-glue-point="4" svg:d="M16599 8201v550h51v549" svg:viewBox="0 0 52 1100">
          <text:p/>
        </draw:connector>
        <draw:connector draw:style-name="gr11" draw:text-style-name="P1" draw:layer="layout" svg:x1="16.65cm" svg:y1="10.6cm" svg:x2="17.598cm" svg:y2="3.402cm" draw:start-shape="id15" draw:start-glue-point="6" draw:end-shape="id10" draw:end-glue-point="7" svg:d="M16650 10600v502h1452v-7700h-504" svg:viewBox="0 0 1453 7701">
          <text:p text:style-name="P2"><text:s text:c="11"/>Yes</text:p>
        </draw:connector>
        <draw:connector draw:style-name="gr13" draw:text-style-name="P4" draw:layer="layout" svg:x1="13.902cm" svg:y1="7.498cm" svg:x2="16.65cm" svg:y2="9.3cm" draw:start-shape="id13" draw:start-glue-point="6" draw:end-shape="id15" draw:end-glue-point="4" svg:d="M13902 7498v902h2748v900" svg:viewBox="0 0 2749 1803">
          <text:p/>
        </draw:connector>
        <draw:custom-shape draw:style-name="gr14" xml:id="id16" draw:id="id16" draw:layer="layout" svg:width="1.9cm" svg:height="0.5cm" svg:x="6.4cm" svg:y="2.4cm">
          <text:p>Respons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4" draw:layer="layout" svg:x1="7.35cm" svg:y1="2.9cm" svg:x2="6.997cm" svg:y2="3.401cm" draw:start-shape="id16" draw:start-glue-point="8" draw:end-shape="id5" draw:end-glue-point="7" svg:d="M7350 2900v501h-353" svg:viewBox="0 0 354 502">
          <text:p/>
        </draw:connector>
        <draw:custom-shape draw:style-name="gr8" draw:text-style-name="P2" xml:id="id17" draw:id="id17" draw:layer="layout" svg:width="1.996cm" svg:height="0.4cm" svg:x="5.002cm" svg:y="6.506cm">
          <text:p text:style-name="P2">Export scor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xml:id="id18" draw:id="id18" draw:layer="layout" svg:width="1.6cm" svg:height="0.5cm" svg:x="6.801cm" svg:y="7.205cm">
          <text:p>Scor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4" draw:layer="layout" svg:x1="6.998cm" svg:y1="6.706cm" svg:x2="7.601cm" svg:y2="7.205cm" draw:start-shape="id17" draw:start-glue-point="7" draw:end-shape="id18" draw:end-glue-point="5" svg:d="M6998 6706h603v499" svg:viewBox="0 0 604 500">
          <text:p/>
        </draw:connector>
        <draw:connector draw:style-name="gr5" draw:text-style-name="P1" draw:layer="layout" svg:x1="6.801cm" svg:y1="5.6cm" svg:x2="6cm" svg:y2="6.506cm" draw:start-shape="id7" draw:start-glue-point="6" draw:end-shape="id17" draw:end-glue-point="4" svg:d="M6801 5600v454h-801v452" svg:viewBox="0 0 802 907">
          <text:p/>
        </draw:connector>
        <draw:custom-shape draw:style-name="gr10" draw:text-style-name="P2" xml:id="id19" draw:id="id19" draw:layer="layout" svg:width="1.996cm" svg:height="0.698cm" svg:x="10.805cm" svg:y="6.101cm">
          <text:p text:style-name="P2">Resolve fla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498cm" svg:y1="5.598cm" svg:x2="11.803cm" svg:y2="6.101cm" draw:start-shape="id8" draw:start-glue-point="6" draw:end-shape="id19" draw:end-glue-point="4" svg:d="M10498 5598v252h1305v251" svg:viewBox="0 0 1306 504">
          <text:p/>
        </draw:connector>
        <draw:frame draw:style-name="gr17" draw:text-style-name="P1" draw:layer="layout" svg:width="0.6cm" svg:height="0.672cm" svg:x="12.6cm" svg:y="5.228cm">
          <draw:image xlink:href="Pictures/10000201000001B1000001E565E83385CA218536.png" xlink:type="simple" xlink:show="embed" xlink:actuate="onLoad" loext:mime-type="image/png">
            <text:p/>
          </draw:image>
        </draw:frame>
        <draw:line draw:style-name="gr18" draw:text-style-name="P2" draw:layer="layout" svg:x1="13cm" svg:y1="6.2cm" svg:x2="14.8cm" svg:y2="4.8cm">
          <text:p/>
        </draw:line>
        <draw:custom-shape draw:style-name="gr19" draw:text-style-name="P2" xml:id="id20" draw:id="id20" draw:layer="layout" svg:width="1.996cm" svg:height="0.695cm" draw:transform="skewX (0.0989601685880785) translate (8.775cm 7.505cm)">
          <text:p text:style-name="P2">See sta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498cm" svg:y1="5.598cm" svg:x2="9.774cm" svg:y2="7.505cm" draw:start-shape="id8" draw:start-glue-point="6" draw:end-shape="id20" draw:end-glue-point="4" svg:d="M10498 5598v954h-724v953" svg:viewBox="0 0 725 1908">
          <text:p/>
        </draw:connector>
        <draw:line draw:style-name="gr18" draw:text-style-name="P2" draw:layer="layout" svg:x1="12.823cm" svg:y1="7.509cm" svg:x2="12.423cm" svg:y2="6.90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Sans2" svg:font-family="'Latin Modern Sans'" style:font-family-generic="roman" style:font-pitch="variable"/>
    <style:font-face style:name="Latin Modern Sans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1" svg:font-family="'Latin Modern Sans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46" draw:fill-image-name="Bitmap_20_1" draw:textarea-vertical-align="middle" draw:auto-grow-width="true" fo:padding-left="0.1cm" fo:padding-right="0.1cm" fo:wrap-option="wrap"/>
      <style:paragraph-properties fo:margin-left="0cm" fo:margin-right="0cm" fo:text-align="center" fo:text-indent="0cm">
        <style:tab-stops/>
      </style:paragraph-properties>
      <style:text-properties style:font-name="Latin Modern Sans1" fo:font-family="'Latin Modern Sans'" style:font-style-name="10 Regular" style:font-family-generic="swiss" style:font-pitch="variable" fo:font-size="6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Udfyldt_20_blå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Udfyldt_20_grø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Udfyldt_20_rø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Udfyldt_20_gul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wimlanes">
        <svg:title>Aktører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Jeppe Bundsgaard</meta:initial-creator>
    <meta:creation-date>2018-12-21T16:13:24.812286234</meta:creation-date>
    <dc:date>2018-12-21T22:40:42.072880112</dc:date>
    <dc:creator>Jeppe Bundsgaard</dc:creator>
    <meta:editing-duration>PT17M17S</meta:editing-duration>
    <meta:editing-cycles>6</meta:editing-cycles>
    <meta:generator>LibreOffice/6.3.4.2$Linux_X86_64 LibreOffice_project/30$Build-2</meta:generator>
    <meta:document-statistic meta:object-count="54"/>
  </office:meta>
</office:document-meta>
</file>